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238cm" style:use-optimal-column-width="false"/>
    </style:style>
    <style:style style:name="co2" style:family="table-column">
      <style:table-column-properties style:column-width="7.862cm" style:use-optimal-column-width="false"/>
    </style:style>
    <style:style style:name="ro1" style:family="table-row">
      <style:table-row-properties style:row-height="5.42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6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8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Reactive Python for Data</text:p>
          </draw:text-box>
        </draw:frame>
        <draw:frame presentation:style-name="pr2" draw:text-style-name="P1" draw:layer="layout" svg:width="25.5cm" svg:height="5.25cm" svg:x="0.992cm" svg:y="9.749cm" presentation:class="subtitle" presentation:user-transformed="true">
          <draw:text-box>
            <text:p><text:span text:style-name="T1">An Introduction to Reactive Programming for Data Professionals</text:span></text:p>
            <text:p><text:span text:style-name="T1"/></text:p>
            <text:p><text:span text:style-name="T1">Thomas Nield</text:span></text:p>
            <text:p><text:span text:style-name="T1">O’Reilly M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1) Why Reactive Programming?</text:p>
              </text:list-item>
              <text:list-item>
                <text:p>2) Thinking Reactively</text:p>
              </text:list-item>
              <text:list-item>
                <text:p>3) The Observable</text:p>
              </text:list-item>
              <text:list-item>
                <text:p>4) Observable Operators</text:p>
              </text:list-item>
              <text:list-item>
                <text:p>5) Combining Observables</text:p>
              </text:list-item>
              <text:list-item>
                <text:p>6) Reading and Analyzing Data</text:p>
              </text:list-item>
              <text:list-item>
                <text:p>7) Hot Observables</text:p>
              </text:list-item>
              <text:list-item>
                <text:p>8) Concurrency</text:p>
              </text:list-item>
              <text:list-item>
                <text:p>9) Going Forwa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About the Instructo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homas Nield</text:p>
              </text:list-item>
              <text:list-item>
                <text:p/>
              </text:list-item>
              <text:list-item>
                <text:p>Revenue Management Analyst and Software Developer for Southwest Airlines building reactive applications that generate revenue for the entire network</text:p>
              </text:list-item>
              <text:list-item>
                <text:p/>
              </text:list-item>
              <text:list-item>
                <text:p>Follow me:</text:p>
                <text:list>
                  <text:list-header>
                    <text:p>@thomasnield9727</text:p>
                  </text:list-header>
                  <text:list-item>
                    <text:p>http://tomstechnicalblog.blogspot.com/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You Will Need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Install the following packages for Python:</text:p>
                <text:list>
                  <text:list-item>
                    <text:p><text:span text:style-name="T2">rx</text:span> – ReactiveX <text:s/>for Python, the focus of this course</text:p>
                  </text:list-item>
                  <text:list-item>
                    <text:p><text:span text:style-name="T2">tweepy</text:span> – Twitter API for Python</text:p>
                  </text:list-item>
                  <text:list-item>
                    <text:p><text:span text:style-name="T2">SQLAlchemy</text:span> – SQL library for Python</text:p>
                  </text:list-item>
                  <text:list-item>
                    <text:p/>
                  </text:list-item>
                </text:list>
                <text:p><text:span text:style-name="T2">These libraries work for Python 2.x and 3.x, but we will be using 3.5 in this course</text:span></text:p>
                <text:list>
                  <text:list-item text:start-value="1">
                    <text:p><text:span text:style-name="T2">CPython, PyPy, and IronPython have all been tested with rx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  <text:list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 – Why Reactive Programm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y Reactive Programming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1" text:id="id1">Reactive programming is a radically effective approach to compose data as queryable, live-time streams</text:p>
            <text:p/>
            <text:p xml:id="id2" text:id="id2">Not only can you concisely wrangle and analyze static snapshots of data, but also real-time infinite data (e.g. stock quotes, Twitter streams)</text:p>
            <text:p/>
            <text:p xml:id="id3" text:id="id3">It also paints a broad stroke against many problems in programming:</text:p>
            <text:list text:style-name="L4">
              <text:list-item>
                <text:list>
                  <text:list-item>
                    <text:p xml:id="id4" text:id="id4"><text:s/>Code readability, adaptability, and scalability become trivial to implement</text:p>
                  </text:list-item>
                  <text:list-item>
                    <text:p xml:id="id5" text:id="id5"><text:s/>Analysis code can quickly be turned into production code, and evolve as the business changes</text:p>
                  </text:list-item>
                </text:list>
              </text:list-item>
            </text:list>
            <text:p/>
            <text:p/>
            <text:p/>
            <text:list text:continue-numbering="true"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You Will Achieve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6" text:id="id6">Create concise, readable, and maintainable Python code that is expressed as composable chains of operations</text:p>
              </text:list-item>
              <text:list-item>
                <text:p/>
              </text:list-item>
              <text:list-item>
                <text:p xml:id="id7" text:id="id7">Compose real-time events and data together into single streams</text:p>
              </text:list-item>
              <text:list-item>
                <text:p/>
              </text:list-item>
              <text:list-item>
                <text:p xml:id="id8" text:id="id8">Learn several of the 130 operators available in RxPy to express business logic</text:p>
              </text:list-item>
              <text:list-item>
                <text:p/>
              </text:list-item>
              <text:list-item>
                <text:p xml:id="id9" text:id="id9">Leverage concurrency and effectively recover and handle errors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I – Thinking Rea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10" text:id="id10">Look at our world and notice everything is in motion, nothing is static</text:p>
                <text:list>
                  <text:list-item>
                    <text:p xml:id="id11" text:id="id11">Vehicles, traffic, people, conversations, weather… <text:s/>everything is moving</text:p>
                  </text:list-item>
                  <text:list-item>
                    <text:p xml:id="id12" text:id="id12"><text:span text:style-name="T3">Different activities are occurring at </text:span><text:span text:style-name="T4">the same </text:span><text:span text:style-name="T3">time</text:span></text:p>
                  </text:list-item>
                  <text:list-item>
                    <text:p xml:id="id13" text:id="id13"><text:span text:style-name="T3">They may be related or unrelated to each other, and may or may not converge at some point </text:span></text:p>
                  </text:list-item>
                  <text:list-item>
                    <text:p/>
                  </text:list-item>
                </text:list>
              </text:list-header>
              <text:list-item>
                <text:p xml:id="id14" text:id="id14"><text:span text:style-name="T3">Items that seem static are arguably put in motion when consumed</text:span></text:p>
                <text:list>
                  <text:list-item>
                    <text:p xml:id="id15" text:id="id15">A book is a static piece of text, but when you read it the words are <text:span text:style-name="T3">put in motion by being consumed one-at-a-time</text:span></text:p>
                  </text:list-item>
                  <text:list-item>
                    <text:p xml:id="id16" text:id="id16"><text:span text:style-name="T3">A pallet of goods is static, but is put in motion when manufactured and transported by truck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xml:id="id17" text:id="id17"><text:span text:style-name="T3">Why do we not make our models and code work this way?</text:span></text:p>
                <text:list>
                  <text:list-item>
                    <text:p xml:id="id18" text:id="id18"><text:span text:style-name="T3">Traditional code is often sequential and focuses on one task at a time</text:span></text:p>
                  </text:list-item>
                  <text:list-item>
                    <text:p xml:id="id19" text:id="id19"><text:span text:style-name="T3">We also coordinate and micromanage data states imperatively</text:span>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20" text:id="id20">Increasingly data is being modeled as something in motion</text:p>
                <text:list>
                  <text:list-item>
                    <text:p xml:id="id21" text:id="id21">Stock market prices are always changing</text:p>
                  </text:list-item>
                  <text:list-item>
                    <text:p xml:id="id22" text:id="id22">An active topic on Twitter is always getting new Tweets</text:p>
                  </text:list-item>
                  <text:list-item>
                    <text:p xml:id="id23" text:id="id23">Large retailers have constant incoming sales data</text:p>
                  </text:list-item>
                  <text:list-item>
                    <text:p/>
                  </text:list-item>
                </text:list>
              </text:list-header>
              <text:list-item>
                <text:p xml:id="id24" text:id="id24">For static data, we can model it being in motion as it is consumed</text:p>
                <text:list>
                  <text:list-item>
                    <text:p xml:id="id25" text:id="id25"><text:span text:style-name="T4">Push</text:span> each record from a SQL query, text file, or JSON request <text:span text:style-name="T3">through a series of operations</text:span></text:p>
                  </text:list-item>
                  <text:list-item>
                    <text:p xml:id="id26" text:id="id26"><text:span text:style-name="T3">We can then model static data as “in motion” and therefore compose it with live event streams (incoming Tweets, button clicks, time intervals, etc))</text:span></text:p>
                  </text:list-item>
                  <text:list-item>
                    <text:p><text:span text:style-name="T3"/></text:p>
                    <text:p>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27" text:id="id27"><text:span text:style-name="T4">Reactive Extensions </text:span>(also called <text:span text:style-name="T5">ReactiveX</text:span> or <text:span text:style-name="T5">Rx</text:span>) is a reactive standard that first gained traction around 2010, and since then has officially been ported to over a dozen languages and platforms</text:p>
            <text:p/>
            <text:p/>
            <text:p/>
            <text:p/>
            <text:p/>
            <text:list text:style-name="L4">
              <text:list-header>
                <text:p/>
              </text:list-header>
            </text:list>
          </draw:text-box>
        </draw:frame>
        <draw:frame draw:style-name="standard" xml:id="id28" draw:id="id28" draw:layer="layout" svg:width="15.099cm" svg:height="5.419cm" svg:x="0.999cm" svg:y="7.3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6">Java – RxJava</text:span></text:p>
                <text:p><text:span text:style-name="T6">Python – RxPy</text:span></text:p>
                <text:p><text:span text:style-name="T6">Scala – RxScala</text:span></text:p>
                <text:p><text:span text:style-name="T6">Kotlin – RxKotlin</text:span></text:p>
                <text:p><text:span text:style-name="T6">Android - RxAndroid</text:span></text:p>
                <text:p><text:span text:style-name="T6">C# – Rx.NET</text:span></text:p>
              </table:table-cell>
              <table:table-cell>
                <text:p><text:span text:style-name="T6">JavaScript – RxJS</text:span></text:p>
                <text:p><text:span text:style-name="T6">Swift – RxSwift</text:span></text:p>
                <text:p><text:span text:style-name="T6">Clojure – RxClojure</text:span></text:p>
                <text:p><text:span text:style-name="T6">Ruby – Rx.rb</text:span></text:p>
                <text:p><text:span text:style-name="T6">PHP – RxPHP</text:span></text:p>
                <text:p><text:span text:style-name="T6">JRuby - RxJRub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6.23cm" svg:height="1.052cm" svg:x="18.129cm" svg:y="7.616cm">
          <draw:text-box>
            <text:p xml:id="id29" text:id="id29"><text:span text:style-name="T6">Rx is everywher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30" text:id="id30">Many definitions attempt to explain reactive programming: </text:p>
                <text:list>
                  <text:list-item>
                    <text:p xml:id="id31" text:id="id31">A programming approach that treats <text:span text:style-name="T4">events as data, and data as events</text:span></text:p>
                  </text:list-item>
                  <text:list-item>
                    <text:p><text:span text:style-name="T4"/></text:p>
                  </text:list-item>
                  <text:list-item>
                    <text:p xml:id="id32" text:id="id32"><text:span text:style-name="T3">Collections </text:span><text:span text:style-name="T4">over time</text:span><text:span text:style-name="T3"> with </text:span><text:span text:style-name="T4">queryability</text:span><text:span text:style-name="T3"> and </text:span><text:span text:style-name="T4">composability</text:span></text:p>
                  </text:list-item>
                  <text:list-item>
                    <text:p><text:span text:style-name="T4"/></text:p>
                  </text:list-item>
                  <text:list-item>
                    <text:p xml:id="id33" text:id="id33"><text:span text:style-name="T3">Composing asynchronous and event-based programs using Observable Sequences</text:span></text:p>
                  </text:list-item>
                  <text:list-item>
                    <text:p><text:span text:style-name="T3"/></text:p>
                  </text:list-item>
                </text:list>
                <text:p xml:id="id34" text:id="id34"><text:span text:style-name="T3"/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Why is ReactiveX Relevant to Data Science?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 xml:id="id35" text:id="id35">There is growing interest in wrangling and analyzing live data streams, and RxPy is a lightweight library that achieves this</text:p>
              </text:list-item>
              <text:list-item>
                <text:p/>
              </text:list-item>
              <text:list-item>
                <text:p xml:id="id36" text:id="id36">Data does not have to be modeled as something static, but rather something that is constantly in motion</text:p>
              </text:list-item>
              <text:list-item>
                <text:p/>
              </text:list-item>
              <text:list-item>
                <text:p xml:id="id37" text:id="id37">Data analysis professionals should strive to create code that can plug into existing systems easily, as well as be reused and evolve with the busines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X – Concurrency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38" text:id="id38">Concurrency/multithreading is essentially multitasking, or executing multiple tasks at the same time</text:p>
              </text:list-item>
              <text:list-item>
                <text:p xml:id="id39" text:id="id39">Imagine you have three chores: mow lawn, trim trees, and sweep patio</text:p>
                <text:list>
                  <text:list-item>
                    <text:p xml:id="id40" text:id="id40">By yourself you have to do these tasks one-at-a-time</text:p>
                  </text:list-item>
                  <text:list-item>
                    <text:p xml:id="id41" text:id="id41">But if you have a friend to help you, both of you can tackle two tasks and the first to get done can do the third one</text:p>
                  </text:list-item>
                </text:list>
                <text:p xml:id="id42" text:id="id42">Figuratively, you and your friend are <text:span text:style-name="T4">threads. </text:span><text:span text:style-name="T3">You do work. </text:span></text:p>
                <text:list>
                  <text:list-item text:start-value="1">
                    <text:p xml:id="id43" text:id="id43"><text:span text:style-name="T3">Collectively you both are a</text:span><text:span text:style-name="T7"> </text:span><text:span text:style-name="T5">thread pool</text:span><text:span text:style-name="T4"> </text:span><text:span text:style-name="T3">of two threads</text:span></text:p>
                  </text:list-item>
                  <text:list-item>
                    <text:p xml:id="id44" text:id="id44"><text:span text:style-name="T3">The chores are </text:span><text:span text:style-name="T5">tasks</text:span><text:span text:style-name="T3"> that are queued up for the threads to complete <text:s/></text:span><text:s/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45" text:id="id45">The best way to leverage multiple cores in a machine is to multithread</text:p>
                <text:list>
                  <text:list-item>
                    <text:p xml:id="id46" text:id="id46">For computation-intense tasks, the <text:span text:style-name="T4">(number of CPU’s) + 1</text:span> is roughly the optimal number of threads</text:p>
                  </text:list-item>
                  <text:list-item>
                    <text:p xml:id="id47" text:id="id47">If you have an Intel processor with 4 cores, you can <text:span text:style-name="T4">roughly</text:span> use 5 threads optimally</text:p>
                  </text:list-item>
                  <text:list-item>
                    <text:p xml:id="id48" text:id="id48">For IO tasks (reading databases, text files, web requests, etc) you can use more threads</text:p>
                  </text:list-item>
                  <text:list-item>
                    <text:p/>
                  </text:list-item>
                </text:list>
              </text:list-item>
              <text:list-item>
                <text:p xml:id="id49" text:id="id49">Threads are expensive and you will want to reuse them, hence why we manage them in a thread pool</text:p>
              </text:list-item>
              <text:list-item>
                <text:p/>
              </text:list-item>
              <text:list-item>
                <text:p xml:id="id50" text:id="id50">If you have 100 tasks and 5 threads in a thread pool, tasks will be executed 5-at-a-time</text:p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Choosing a Schedule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51" text:id="id51">RxPy has a notion of thread pools via <text:span text:style-name="T4">Schedulers</text:span></text:p>
              </text:list-item>
              <text:list-item>
                <text:p><text:span text:style-name="T4"/></text:p>
              </text:list-item>
              <text:list-item>
                <text:p xml:id="id52" text:id="id52"><text:span text:style-name="T3">For our purposes we will only talk about four schedulers:</text:span></text:p>
                <text:list>
                  <text:list-item>
                    <text:p xml:id="id53" text:id="id53"><text:span text:style-name="T7">ImmediateScheduler</text:span><text:span text:style-name="T3"> – Default scheduler, pushes emissions on the current thread</text:span></text:p>
                  </text:list-item>
                  <text:list-item>
                    <text:p xml:id="id54" text:id="id54"><text:span text:style-name="T7">NewThreadScheduler</text:span><text:span text:style-name="T3"> – Will create a new thread for each subscription, then dispose it</text:span></text:p>
                  </text:list-item>
                  <text:list-item>
                    <text:p xml:id="id55" text:id="id55"><text:span text:style-name="T7">ThreadPoolScheduler –</text:span><text:span text:style-name="T8"> Holds a fixed number of threads and will queue work for each subscription (prefer this one)</text:span></text:p>
                  </text:list-item>
                  <text:list-item>
                    <text:p xml:id="id56" text:id="id56"><text:span text:style-name="T7">TimeoutScheduler – </text:span><text:span text:style-name="T8">Timer-based scheduler used by </text:span><text:span text:style-name="T7">Observable.interval()</text:span><text:span text:style-name="T8">, </text:span><text:span text:style-name="T7">Observable.delay()</text:span><text:span text:style-name="T8">, and other timer-based Observables and operators</text:span><text:span text:style-name="T3"><text:line-break/></text:span><text:span text:style-name="T3"/></text:p>
                  </text:list-item>
                </text:list>
              </text:list-item>
              <text:list-item>
                <text:p xml:id="id57" text:id="id57">The <text:span text:style-name="T4">subscribe_on()</text:span><text:span text:style-name="T2"> operator instructs the source Observable which scheduler to push items on, whereas </text:span><text:span text:style-name="T5">observe_on()</text:span><text:span text:style-name="T2"> switches to another scheduler </text:span><text:span text:style-name="T5">at that point</text:span><text:span text:style-name="T7"> in the Observable chain</text:span></text:p>
                <text:list>
                  <text:list-item>
                    <text:p/>
                  </text:list-item>
                </text:list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X –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Mastering ReactiveX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58" text:id="id58">You now have a core understanding of ReactiveX</text:p>
                <text:list>
                  <text:list-item>
                    <text:p xml:id="id59" text:id="id59">To gain full mastery of reactive programming, try to practice and use it exclusively </text:p>
                  </text:list-item>
                  <text:list-item>
                    <text:p xml:id="id60" text:id="id60">Spend plenty of time learning the operators, and seek the ones you need</text:p>
                  </text:list-item>
                  <text:list-item>
                    <text:p xml:id="id61" text:id="id61">You should have few problems integrating RxPy with Pandas, Numpy, PySpark, and other packages with iterable types</text:p>
                  </text:list-item>
                </text:list>
              </text:list-item>
              <text:list-item>
                <text:p/>
              </text:list-item>
              <text:list-item>
                <text:p xml:id="id62" text:id="id62">Once you gain mastery of reactive programming, it is normal to increasingly find traditional coding approaches somewhat counter-intuitive</text:p>
              </text:list-item>
              <text:list-item>
                <text:p/>
              </text:list-item>
              <text:list-item>
                <text:p xml:id="id63" text:id="id63"><text:span text:style-name="T3">ReactiveX is not a framework or library, but a mindset and approach for a programmer <text:s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draw:frame presentation:style-name="pr7" draw:layer="layout" svg:width="26cm" svg:height="1.875cm" svg:x="0.999cm" svg:y="0.749cm" presentation:class="title">
          <draw:text-box>
            <text:p>Resources for Further Advancement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64" text:id="id64"><text:a xlink:href="https://www.packtpub.com/application-development/python-reactive-programming" xlink:type="simple">Learning RxPy (Packt Publishing)</text:a> – Dag Brattli</text:p>
              </text:list-item>
              <text:list-item>
                <text:p xml:id="id65" text:id="id65"><text:a xlink:href="http://reactivex.io/" xlink:type="simple">ReactiveX Home Site</text:a></text:p>
              </text:list-item>
              <text:list-item>
                <text:p xml:id="id66" text:id="id66"><text:a xlink:href="http://rxmarbles.com/" xlink:type="simple">RxMarbles</text:a></text:p>
              </text:list-item>
              <text:list-item>
                <text:p xml:id="id67" text:id="id67"><text:a xlink:href="https://play.google.com/store/apps/details?id=com.moonfleet.rxmarbles" xlink:type="simple">RxMarbles for Android</text:a></text:p>
              </text:list-item>
              <text:list-item>
                <text:p xml:id="id68" text:id="id68"><text:a xlink:href="https://github.com/ReactiveX/RxPY" xlink:type="simple">RxPy GitHub Page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fo:color="#d354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7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9cm" presentation:class="title" presentation:placeholder="true">
        <draw:text-box/>
      </draw:frame>
      <draw:frame presentation:style-name="alizarin-outline1" draw:layer="backgroundobjects" svg:width="25.5cm" svg:height="9.75cm" svg:x="0.999cm" svg:y="4.124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7cm" presentation:class="title" presentation:placeholder="true">
        <draw:text-box/>
      </draw:frame>
      <draw:frame presentation:style-name="alizarin1-outline1" draw:layer="backgroundobjects" svg:width="25.5cm" svg:height="5.25cm" svg:x="1.499cm" svg:y="9.749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7:19:29.778000000</meta:creation-date>
    <meta:editing-duration>PT13H4M</meta:editing-duration>
    <meta:editing-cycles>136</meta:editing-cycles>
    <meta:generator>LibreOffice/5.2.3.3$Windows_X86_64 LibreOffice_project/d54a8868f08a7b39642414cf2c8ef2f228f780cf</meta:generator>
    <dc:date>2016-11-29T18:45:53.361000000</dc:date>
    <meta:document-statistic meta:object-count="115"/>
    <meta:template xlink:type="simple" xlink:actuate="onRequest" xlink:title="Alizarin" xlink:href="../../../../../../Program%20Files/LibreOffice%205/share/template/common/presnt/Alizarin.otp" meta:date="2016-11-11T17:19:29.502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